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65a5e" officeooo:paragraph-rsid="00065a5e"/>
    </style:style>
    <style:style style:name="P2" style:family="paragraph" style:parent-style-name="Standard">
      <style:text-properties fo:font-style="normal" officeooo:rsid="00065a5e" officeooo:paragraph-rsid="00065a5e" style:font-style-asian="normal" style:font-style-complex="normal"/>
    </style:style>
    <style:style style:name="P3" style:family="paragraph" style:parent-style-name="Standard">
      <style:text-properties style:font-name="Liberation Serif" fo:font-size="12pt" fo:font-style="normal" officeooo:rsid="000832a7" officeooo:paragraph-rsid="000832a7" style:font-size-asian="12pt" style:font-style-asian="normal" style:font-size-complex="12pt" style:font-style-complex="normal"/>
    </style:style>
    <style:style style:name="P4" style:family="paragraph" style:parent-style-name="Standard">
      <style:text-properties style:font-name="Liberation Serif" fo:font-size="12pt" fo:font-style="normal" officeooo:rsid="00091130" officeooo:paragraph-rsid="00091130" style:font-size-asian="12pt" style:font-style-asian="normal" style:font-size-complex="12pt" style:font-style-complex="normal"/>
    </style:style>
    <style:style style:name="P5" style:family="paragraph" style:parent-style-name="Standard">
      <style:text-properties style:font-name="Liberation Serif" fo:font-size="12pt" fo:font-style="normal" officeooo:rsid="00065a5e" officeooo:paragraph-rsid="00065a5e" style:font-size-asian="12pt" style:font-style-asian="normal" style:font-size-complex="12pt" style:font-style-complex="normal"/>
    </style:style>
    <style:style style:name="P6" style:family="paragraph" style:parent-style-name="Standard">
      <style:text-properties style:font-name="Liberation Serif" fo:font-size="12pt" fo:font-style="normal" style:text-underline-style="solid" style:text-underline-width="auto" style:text-underline-color="font-color" officeooo:rsid="00091130" officeooo:paragraph-rsid="000953b0" style:font-size-asian="12pt" style:font-style-asian="normal" style:font-size-complex="12pt" style:font-style-complex="normal"/>
    </style:style>
    <style:style style:name="P7" style:family="paragraph" style:parent-style-name="Standard">
      <style:text-properties style:font-name="Liberation Serif" fo:font-size="12pt" officeooo:rsid="00065a5e" officeooo:paragraph-rsid="00065a5e" style:font-size-asian="12pt" style:font-size-complex="12pt"/>
    </style:style>
    <style:style style:name="P8" style:family="paragraph" style:parent-style-name="Standard">
      <style:text-properties style:font-name="monospace" fo:font-size="11.25pt" fo:font-style="normal" officeooo:rsid="000832a7" officeooo:paragraph-rsid="000832a7" style:font-size-asian="12pt" style:font-style-asian="normal" style:font-size-complex="12pt" style:font-style-complex="normal"/>
    </style:style>
    <style:style style:name="P9" style:family="paragraph" style:parent-style-name="Standard">
      <style:text-properties style:font-name="monospace" fo:font-size="11.25pt" fo:font-style="normal" officeooo:rsid="000953b0" officeooo:paragraph-rsid="000953b0" style:font-size-asian="12pt" style:font-style-asian="normal" style:font-size-complex="12pt" style:font-style-complex="normal"/>
    </style:style>
    <style:style style:name="P10" style:family="paragraph" style:parent-style-name="Standard">
      <style:text-properties style:font-name="monospace" fo:font-size="11.25pt" fo:font-style="normal" officeooo:rsid="0009f645" officeooo:paragraph-rsid="0009f645" style:font-size-asian="12pt" style:font-style-asian="normal" style:font-size-complex="12pt" style:font-style-complex="normal"/>
    </style:style>
    <style:style style:name="P11" style:family="paragraph" style:parent-style-name="Standard">
      <style:text-properties style:font-name="monospace" fo:font-size="11.25pt" fo:font-style="normal" style:text-underline-style="solid" style:text-underline-width="auto" style:text-underline-color="font-color" officeooo:rsid="000832a7" officeooo:paragraph-rsid="000832a7" style:font-size-asian="12pt" style:font-style-asian="normal" style:font-size-complex="12pt" style:font-style-complex="normal"/>
    </style:style>
    <style:style style:name="P12" style:family="paragraph" style:parent-style-name="Standard">
      <style:text-properties style:font-name="monospace" fo:font-size="11.25pt" fo:font-style="normal" style:text-underline-style="solid" style:text-underline-width="auto" style:text-underline-color="font-color" officeooo:rsid="0009f645" officeooo:paragraph-rsid="0009f645" style:font-size-asian="12pt" style:font-style-asian="normal" style:font-size-complex="12pt" style:font-style-complex="normal"/>
    </style:style>
    <style:style style:name="P13" style:family="paragraph" style:parent-style-name="Standard">
      <style:text-properties style:font-name="monospace" fo:font-size="11.25pt" fo:font-style="normal" style:text-underline-style="none" officeooo:rsid="0009f645" officeooo:paragraph-rsid="0009f645" style:font-size-asian="12pt" style:font-style-asian="normal" style:font-size-complex="12pt" style:font-style-complex="normal"/>
    </style:style>
    <style:style style:name="P14" style:family="paragraph" style:parent-style-name="Standard">
      <style:text-properties style:font-name="monospace" fo:font-size="11.25pt" fo:font-style="normal" style:text-underline-style="none" officeooo:rsid="000ee9b0" officeooo:paragraph-rsid="000ee9b0" style:font-size-asian="12pt" style:font-style-asian="normal" style:font-size-complex="12pt" style:font-style-complex="normal"/>
    </style:style>
    <style:style style:name="P15" style:family="paragraph" style:parent-style-name="Standard">
      <style:text-properties style:font-name="monospace" fo:font-size="11.25pt" officeooo:paragraph-rsid="000ee9b0"/>
    </style:style>
    <style:style style:name="P16" style:family="paragraph" style:parent-style-name="Standard">
      <style:text-properties style:font-name="monospace" fo:font-size="11.25pt" officeooo:rsid="000f7637" officeooo:paragraph-rsid="000f7637"/>
    </style:style>
    <style:style style:name="P17" style:family="paragraph" style:parent-style-name="Standard">
      <style:text-properties style:font-name="monospace" fo:font-size="11.25pt" style:text-underline-style="solid" style:text-underline-width="auto" style:text-underline-color="font-color" fo:font-weight="bold" officeooo:paragraph-rsid="000ee9b0" style:font-weight-asian="bold" style:font-weight-complex="bold"/>
    </style:style>
    <style:style style:name="P18" style:family="paragraph" style:parent-style-name="Standard">
      <style:text-properties style:font-name="monospace" fo:font-size="11pt" fo:font-weight="normal" officeooo:rsid="000f7637" officeooo:paragraph-rsid="000f7637" style:font-size-asian="11pt" style:font-weight-asian="normal" style:font-size-complex="11pt" style:font-weight-complex="normal"/>
    </style:style>
    <style:style style:name="P19" style:family="paragraph" style:parent-style-name="Standard">
      <style:text-properties officeooo:paragraph-rsid="0009f645"/>
    </style:style>
    <style:style style:name="P20" style:family="paragraph" style:parent-style-name="Standard">
      <style:text-properties officeooo:rsid="000dba97" officeooo:paragraph-rsid="000dba9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91130" style:font-style-asian="italic" style:font-style-complex="italic"/>
    </style:style>
    <style:style style:name="T3" style:family="text">
      <style:text-properties fo:font-style="italic" officeooo:rsid="000953b0" style:font-style-asian="italic" style:font-style-complex="italic"/>
    </style:style>
    <style:style style:name="T4" style:family="text">
      <style:text-properties fo:font-style="italic" officeooo:rsid="000c1dbd" style:font-style-asian="italic" style:font-style-complex="italic"/>
    </style:style>
    <style:style style:name="T5" style:family="text">
      <style:text-properties fo:font-style="italic" officeooo:rsid="000e83b1" style:font-style-asian="italic" style:font-style-complex="italic"/>
    </style:style>
    <style:style style:name="T6" style:family="text">
      <style:text-properties fo:font-style="italic" officeooo:rsid="000ee9b0" style:font-style-asian="italic" style:font-style-complex="italic"/>
    </style:style>
    <style:style style:name="T7" style:family="text">
      <style:text-properties fo:font-style="italic" style:font-size-asian="12pt" style:font-style-asian="italic" style:font-size-complex="12pt" style:font-style-complex="italic"/>
    </style:style>
    <style:style style:name="T8" style:family="text">
      <style:text-properties fo:font-style="italic" officeooo:rsid="000c1dbd" style:font-size-asian="12pt" style:font-style-asian="italic" style:font-size-complex="12pt" style:font-style-complex="italic"/>
    </style:style>
    <style:style style:name="T9" style:family="text">
      <style:text-properties fo:font-style="italic" officeooo:rsid="000ee9b0" style:font-size-asian="12pt" style:font-style-asian="italic" style:font-size-complex="12pt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075d0e" style:font-style-asian="normal" style:font-style-complex="normal"/>
    </style:style>
    <style:style style:name="T12" style:family="text">
      <style:text-properties style:font-name="monospace" fo:font-size="11.25pt" fo:font-style="italic" style:font-style-asian="italic" style:font-style-complex="italic"/>
    </style:style>
    <style:style style:name="T13" style:family="text">
      <style:text-properties style:font-name="monospace" fo:font-size="11.25pt" fo:font-style="italic" style:font-size-asian="12pt" style:font-style-asian="italic" style:font-size-complex="12pt" style:font-style-complex="italic"/>
    </style:style>
    <style:style style:name="T14" style:family="text">
      <style:text-properties style:font-name="monospace" fo:font-size="11.25pt" fo:font-style="italic" officeooo:rsid="0009f645" style:font-size-asian="12pt" style:font-style-asian="italic" style:font-size-complex="12pt" style:font-style-complex="italic"/>
    </style:style>
    <style:style style:name="T15" style:family="text">
      <style:text-properties style:font-name="monospace" fo:font-size="11.25pt" fo:font-style="italic" officeooo:rsid="000c1dbd" style:font-size-asian="12pt" style:font-style-asian="italic" style:font-size-complex="12pt" style:font-style-complex="italic"/>
    </style:style>
    <style:style style:name="T16" style:family="text">
      <style:text-properties style:font-name="monospace" fo:font-size="11.25pt" fo:font-style="italic" officeooo:rsid="000d5f08" style:font-size-asian="12pt" style:font-style-asian="italic" style:font-size-complex="12pt" style:font-style-complex="italic"/>
    </style:style>
    <style:style style:name="T17" style:family="text">
      <style:text-properties style:font-name="sans-serif" fo:font-size="11.25pt" fo:font-style="italic" officeooo:rsid="000c1dbd" style:font-style-asian="italic" style:font-style-complex="italic"/>
    </style:style>
    <style:style style:name="T18" style:family="text">
      <style:text-properties style:font-name="sans-serif" fo:font-size="11.25pt" fo:font-style="italic" officeooo:rsid="000c1dbd" style:font-size-asian="12pt" style:font-style-asian="italic" style:font-size-complex="12pt" style:font-style-complex="italic"/>
    </style:style>
    <style:style style:name="T19" style:family="text">
      <style:text-properties style:font-name="sans-serif" fo:font-size="11.25pt" fo:font-style="italic" officeooo:rsid="0009f645" style:font-size-asian="12pt" style:font-style-asian="italic" style:font-size-complex="12pt" style:font-style-complex="italic"/>
    </style:style>
    <style:style style:name="T20" style:family="text">
      <style:text-properties style:text-line-through-style="none" style:text-line-through-type="none" officeooo:rsid="000e83b1"/>
    </style:style>
    <style:style style:name="T21" style:family="text">
      <style:text-properties fo:font-size="13.5pt" fo:font-style="italic" style:font-style-asian="italic" style:font-style-complex="italic"/>
    </style:style>
    <style:style style:name="T22" style:family="text">
      <style:text-properties fo:font-size="13.5pt" fo:font-style="italic" style:font-size-asian="12pt" style:font-style-asian="italic" style:font-size-complex="12pt" style:font-style-complex="italic"/>
    </style:style>
    <style:style style:name="T23" style:family="text">
      <style:text-properties fo:font-size="13.5pt" fo:font-style="italic" officeooo:rsid="000ee9b0" style:font-size-asian="12pt" style:font-style-asian="italic" style:font-size-complex="12pt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t-UID program</text:p>
      <text:p text:style-name="P1">Un programme privilégié est un programme qui donne des extra privilege en + de ceux déjà fixé d ebase.</text:p>
      <text:p text:style-name="P1">Les Set-root-uid programm en sont car ils permettent aux uilisateurs davoir le root privilege pendant lexecution du programme.</text:p>
      <text:p text:style-name="P1">MDP des USERS ⇒ /<text:span text:style-name="T1">etc/</text:span><text:span text:style-name="T10">shadow, pas ecrivable ou readable par un utilisateur normal, mais lorsqueon execute passwd on peut changer son mdp</text:span></text:p>
      <text:p text:style-name="P2"/>
      <text:p text:style-name="P2">on a le user effective uid et le user réel uid.</text:p>
      <text:p text:style-name="P2">Pour les program pas privilégié cest le meme, pour les autres , le real uid cest le uid de lutilisateur d’un programme et leffectif du créateur du programme.</text:p>
      <text:p text:style-name="P2"/>
      <text:p text:style-name="P7"><text:span text:style-name="T10">Lors de lexecution d’un programme </text:span><text:span text:style-name="T11">set UID </text:span><text:span text:style-name="T10">avec un appel sys de la famille exec, l’effectif et saved uid </text:span><text:span text:style-name="T11">du processus en cours</text:span><text:span text:style-name="T10"> prennent la valeur du propriétaire du fichier </text:span><text:span text:style-name="T11">exécuté</text:span><text:span text:style-name="T10">.</text:span></text:p>
      <text:p text:style-name="P5"/>
      <text:p text:style-name="P3">Mais les programmes utilise des fois leur environnement avec des variable genre PATH (dans <text:span text:style-name="T1">etcenvironment ou ~/.bashrc) qui utilise des programme SETUID, gerne system utilise PATH.</text:span></text:p>
      <text:p text:style-name="P3"><text:span text:style-name="T1">On peut changer PATH avec export PATH=$PATH:/chemin/vers/repertoire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IFSEnvironment Variable : </text:span><text:span text:style-name="T2">I</text:span><text:span text:style-name="T1">nternal Field Separators. </text:span></text:p>
      <text:p text:style-name="P4"><text:span text:style-name="T1">Permet de fixer ce que le terminal interprete comme un espace ex :</text:span></text:p>
      <text:p text:style-name="P6"><text:span text:style-name="T12">IFS="/ \t\n"; export IFSPATH=".:$PATH"; export PATH</text:span></text:p>
      <text:p text:style-name="P8"><text:span text:style-name="T3">s</text:span><text:span text:style-name="T1">ystem("/bin/mail root"); ---&gt; system(" bin mail root");</text:span></text:p>
      <text:p text:style-name="P8"><text:span text:style-name="T1"/></text:p>
      <text:p text:style-name="P11"><text:span text:style-name="T1">LD_LIBRARY_PATH :</text:span></text:p>
      <text:p text:style-name="P9"><text:span text:style-name="T1">-va</text:span><text:span text:style-name="T5">r</text:span><text:span text:style-name="T1">i</text:span><text:span text:style-name="T5">a</text:span><text:span text:style-name="T1">ble denvironnement qui contient une liste de dossier pour le linker/loader à regarder lorsqu’il cherche des librairies</text:span></text:p>
      <text:p text:style-name="P10"><text:span text:style-name="T1">par défaut ces libraires sont load dans lexecutable et accessible sur le systeme</text:span></text:p>
      <text:p text:style-name="P10"><text:span text:style-name="T1">-</text:span><text:span text:style-name="T5">l’attaquant peut changer cette librairie par défaut et utiliser ses propres librairies avec :</text:span></text:p>
      <text:p text:style-name="P12"><text:span text:style-name="T5">setenv LD_LIBRARY_PATH .:$LD_LIBRARY_PATH</text:span></text:p>
      <text:p text:style-name="P13"><text:span text:style-name="T20">pour éviter ce genre de assacre, le linker/loader (ld.so) va ignorer cette variable d’environnement si le programme est du type SETUID.</text:span><text:span text:style-name="T5"> </text:span></text:p>
      <text:p text:style-name="P14"><text:span text:style-name="T5">O</text:span><text:span text:style-name="T1">u on compile de manere static avec gcc -static</text:span></text:p>
      <text:p text:style-name="P10"><text:span text:style-name="T1"/></text:p>
      <text:p text:style-name="P19"><text:span text:style-name="T18">v</text:span><text:span text:style-name="T19">irtually every</text:span><text:span text:style-name="T14">Unix</text:span><text:span text:style-name="T19">program depends on</text:span><text:span text:style-name="T14">libc.so, </text:span><text:span text:style-name="T15">so we can ch</text:span><text:span text:style-name="T16">a</text:span><text:span text:style-name="T15">nge the function of it to fuck the hell up in programs,</text:span><text:span text:style-name="T17">and virtually every windows programrelies on DLL’s.</text:span></text:p>
      <text:p text:style-name="P20"><text:span text:style-name="T15">P</text:span><text:span text:style-name="T13">ath of libc.so :</text:span></text:p>
      <text:p text:style-name="P10"><text:span text:style-name="T1">/lib/x86_64-linux-gnu/libc.</text:span><text:span text:style-name="T4">so</text:span></text:p>
      <text:p text:style-name="P10"><text:span text:style-name="T4"/></text:p>
      <text:p text:style-name="P15"><text:span text:style-name="T8">S</text:span><text:span text:style-name="T9">ouvent les systemes unix installe une variable denvironnement « LD_PRELOAD » qui se load avant toute les autres librairies et de ce fait override les fonctions déjà existante.</text:span></text:p>
      <text:p text:style-name="P16"><text:span text:style-name="T9">A</text:span><text:span text:style-name="T7">vec une librairie quon fait soit meme on peut faire :</text:span></text:p>
      <text:p text:style-name="P17"><text:span text:style-name="T21">export LD_PRELOAD=./libmylib.so.1.0.1</text:span></text:p>
      <text:p text:style-name="P18"><text:span text:style-name="T6">e</text:span><text:span text:style-name="T1">t si on créé des fonctions genre sleep(), à chaque appel dans les programmes ça utilisera la not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21:21:33.600281485</meta:creation-date>
    <meta:editing-duration>PT2H34M19S</meta:editing-duration>
    <meta:editing-cycles>6</meta:editing-cycles>
    <meta:generator>LibreOffice/6.0.7.3$Linux_X86_64 LibreOffice_project/00m0$Build-3</meta:generator>
    <dc:date>2020-04-04T01:38:39.501077421</dc:date>
    <meta:document-statistic meta:table-count="0" meta:image-count="0" meta:object-count="0" meta:page-count="1" meta:paragraph-count="27" meta:word-count="365" meta:character-count="2351" meta:non-whitespace-character-count="2012"/>
  </office:meta>
</office:document-meta>
</file>